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paragraph-rsid="0021ee9d"/>
    </style:style>
    <style:style style:name="P2" style:family="paragraph" style:parent-style-name="Standard">
      <style:paragraph-properties fo:text-align="justify" style:justify-single-word="false"/>
      <style:text-properties officeooo:paragraph-rsid="002337ed"/>
    </style:style>
    <style:style style:name="P3" style:family="paragraph" style:parent-style-name="Standard">
      <style:paragraph-properties fo:text-align="justify" style:justify-single-word="false"/>
      <style:text-properties officeooo:paragraph-rsid="0026b27f"/>
    </style:style>
    <style:style style:name="P4" style:family="paragraph" style:parent-style-name="Standard">
      <style:paragraph-properties fo:text-align="justify" style:justify-single-word="false"/>
      <style:text-properties officeooo:paragraph-rsid="002bd4c8"/>
    </style:style>
    <style:style style:name="P5" style:family="paragraph" style:parent-style-name="Standard">
      <style:paragraph-properties fo:text-align="justify" style:justify-single-word="false"/>
      <style:text-properties officeooo:paragraph-rsid="002d6a10"/>
    </style:style>
    <style:style style:name="P6" style:family="paragraph" style:parent-style-name="Standard">
      <style:paragraph-properties fo:text-align="justify" style:justify-single-word="false"/>
      <style:text-properties officeooo:paragraph-rsid="003156d2"/>
    </style:style>
    <style:style style:name="P7" style:family="paragraph" style:parent-style-name="Standard">
      <style:paragraph-properties fo:text-align="justify" style:justify-single-word="false"/>
      <style:text-properties officeooo:paragraph-rsid="003ac77f"/>
    </style:style>
    <style:style style:name="P8" style:family="paragraph" style:parent-style-name="Standard">
      <style:paragraph-properties fo:text-align="justify" style:justify-single-word="false"/>
      <style:text-properties officeooo:paragraph-rsid="003df187"/>
    </style:style>
    <style:style style:name="P9" style:family="paragraph" style:parent-style-name="Standard">
      <style:paragraph-properties fo:text-align="justify" style:justify-single-word="false"/>
      <style:text-properties officeooo:paragraph-rsid="003fefb3"/>
    </style:style>
    <style:style style:name="P10" style:family="paragraph" style:parent-style-name="Standard">
      <style:paragraph-properties fo:text-align="justify" style:justify-single-word="false"/>
      <style:text-properties officeooo:paragraph-rsid="004393cc"/>
    </style:style>
    <style:style style:name="P11" style:family="paragraph" style:parent-style-name="Standard">
      <style:paragraph-properties fo:text-align="justify" style:justify-single-word="false"/>
      <style:text-properties officeooo:paragraph-rsid="0050bab0"/>
    </style:style>
    <style:style style:name="P12" style:family="paragraph" style:parent-style-name="Standard">
      <style:paragraph-properties fo:text-align="justify" style:justify-single-word="false"/>
      <style:text-properties officeooo:paragraph-rsid="00518f41"/>
    </style:style>
    <style:style style:name="P13" style:family="paragraph" style:parent-style-name="Standard">
      <style:paragraph-properties fo:text-align="justify" style:justify-single-word="false"/>
      <style:text-properties officeooo:paragraph-rsid="0061a2ae"/>
    </style:style>
    <style:style style:name="P14" style:family="paragraph" style:parent-style-name="Standard">
      <style:paragraph-properties fo:text-align="justify" style:justify-single-word="false"/>
      <style:text-properties officeooo:paragraph-rsid="0064af05"/>
    </style:style>
    <style:style style:name="P15" style:family="paragraph" style:parent-style-name="Standard">
      <style:paragraph-properties fo:line-height="200%" fo:text-align="justify" style:justify-single-word="false"/>
      <style:text-properties officeooo:paragraph-rsid="001eefa5"/>
    </style:style>
    <style:style style:name="P16" style:family="paragraph" style:parent-style-name="Standard">
      <style:paragraph-properties fo:line-height="200%" fo:text-align="justify" style:justify-single-word="false"/>
      <style:text-properties officeooo:paragraph-rsid="004f0d67"/>
    </style:style>
    <style:style style:name="P17" style:family="paragraph" style:parent-style-name="Standard">
      <style:paragraph-properties fo:line-height="200%" fo:text-align="justify" style:justify-single-word="false"/>
      <style:text-properties officeooo:paragraph-rsid="0050bab0"/>
    </style:style>
    <style:style style:name="P18" style:family="paragraph" style:parent-style-name="Standard">
      <style:paragraph-properties fo:text-align="justify" style:justify-single-word="false"/>
      <style:text-properties fo:font-style="normal" officeooo:rsid="001e5b7d" officeooo:paragraph-rsid="001eefa5" style:font-style-asian="normal" style:font-style-complex="normal"/>
    </style:style>
    <style:style style:name="P19" style:family="paragraph" style:parent-style-name="Standard">
      <style:paragraph-properties fo:text-align="justify" style:justify-single-word="false"/>
      <style:text-properties fo:font-style="normal" officeooo:rsid="001e5b7d" officeooo:paragraph-rsid="004c64dd" style:font-style-asian="normal" style:font-style-complex="normal"/>
    </style:style>
    <style:style style:name="P20" style:family="paragraph" style:parent-style-name="Standard">
      <style:paragraph-properties fo:text-align="center" style:justify-single-word="false" fo:padding="0.049cm" fo:border="0.06pt solid #000000" style:shadow="#808080 0.176cm -0.176cm"/>
      <style:text-properties fo:font-weight="bold" officeooo:rsid="001e5b7d" officeooo:paragraph-rsid="001e5b7d" style:font-weight-asian="bold" style:font-weight-complex="bold"/>
    </style:style>
    <style:style style:name="P21" style:family="paragraph" style:parent-style-name="Standard">
      <style:paragraph-properties fo:text-align="center" style:justify-single-word="false" fo:padding="0.049cm" fo:border="0.06pt solid #000000" style:shadow="#808080 0.176cm -0.176cm"/>
      <style:text-properties fo:font-weight="bold" officeooo:rsid="001e5b7d" officeooo:paragraph-rsid="004c64dd" style:font-weight-asian="bold" style:font-weight-complex="bold"/>
    </style:style>
    <style:style style:name="P22" style:family="paragraph" style:parent-style-name="Standard">
      <style:paragraph-properties fo:text-align="center" style:justify-single-word="false" fo:padding="0.049cm" fo:border="0.06pt solid #000000" style:shadow="#808080 0.176cm -0.176cm"/>
      <style:text-properties fo:font-style="normal" fo:font-weight="bold" officeooo:rsid="001e5b7d" officeooo:paragraph-rsid="001e5b7d" style:font-style-asian="normal" style:font-weight-asian="bold" style:font-style-complex="normal" style:font-weight-complex="bold"/>
    </style:style>
    <style:style style:name="P23" style:family="paragraph" style:parent-style-name="Standard">
      <style:paragraph-properties fo:padding="0.049cm" fo:border="0.06pt solid #000000" style:shadow="#808080 0.176cm -0.176cm"/>
      <style:text-properties fo:font-style="normal" officeooo:rsid="001e5b7d" officeooo:paragraph-rsid="001e5b7d" style:font-style-asian="normal" style:font-style-complex="normal"/>
    </style:style>
    <style:style style:name="P24" style:family="paragraph" style:parent-style-name="Standard">
      <style:paragraph-properties fo:padding="0.049cm" fo:border="0.06pt solid #000000" style:shadow="#808080 0.176cm -0.176cm"/>
      <style:text-properties fo:font-style="normal" officeooo:rsid="001e5b7d" officeooo:paragraph-rsid="004c64dd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2337ed" style:font-style-asian="italic" style:font-style-complex="italic"/>
    </style:style>
    <style:style style:name="T3" style:family="text">
      <style:text-properties fo:font-style="italic" officeooo:rsid="005c5fd9" style:font-style-asian="italic" style:font-style-complex="italic"/>
    </style:style>
    <style:style style:name="T4" style:family="text">
      <style:text-properties fo:font-style="normal" officeooo:rsid="001eefa5" style:font-style-asian="normal" style:font-style-complex="normal"/>
    </style:style>
    <style:style style:name="T5" style:family="text">
      <style:text-properties fo:font-style="normal" officeooo:rsid="001e5b7d" style:font-style-asian="normal" style:font-style-complex="normal"/>
    </style:style>
    <style:style style:name="T6" style:family="text">
      <style:text-properties fo:font-style="normal" officeooo:rsid="00202548" style:font-style-asian="normal" style:font-style-complex="normal"/>
    </style:style>
    <style:style style:name="T7" style:family="text">
      <style:text-properties fo:font-style="normal" officeooo:rsid="0021ee9d" style:font-style-asian="normal" style:font-style-complex="normal"/>
    </style:style>
    <style:style style:name="T8" style:family="text">
      <style:text-properties fo:font-style="normal" officeooo:rsid="002337ed" style:font-style-asian="normal" style:font-style-complex="normal"/>
    </style:style>
    <style:style style:name="T9" style:family="text">
      <style:text-properties fo:font-style="normal" officeooo:rsid="002a0e04" style:font-style-asian="normal" style:font-style-complex="normal"/>
    </style:style>
    <style:style style:name="T10" style:family="text">
      <style:text-properties fo:font-style="normal" officeooo:rsid="002d6a10" style:font-style-asian="normal" style:font-style-complex="normal"/>
    </style:style>
    <style:style style:name="T11" style:family="text">
      <style:text-properties fo:font-style="normal" officeooo:rsid="003156d2" style:font-style-asian="normal" style:font-style-complex="normal"/>
    </style:style>
    <style:style style:name="T12" style:family="text">
      <style:text-properties fo:font-style="normal" officeooo:rsid="003466f8" style:font-style-asian="normal" style:font-style-complex="normal"/>
    </style:style>
    <style:style style:name="T13" style:family="text">
      <style:text-properties fo:font-style="normal" officeooo:rsid="003ac77f" style:font-style-asian="normal" style:font-style-complex="normal"/>
    </style:style>
    <style:style style:name="T14" style:family="text">
      <style:text-properties fo:font-style="normal" officeooo:rsid="003df187" style:font-style-asian="normal" style:font-style-complex="normal"/>
    </style:style>
    <style:style style:name="T15" style:family="text">
      <style:text-properties fo:font-style="normal" officeooo:rsid="00417b3e" style:font-style-asian="normal" style:font-style-complex="normal"/>
    </style:style>
    <style:style style:name="T16" style:family="text">
      <style:text-properties fo:font-style="normal" officeooo:rsid="004393cc" style:font-style-asian="normal" style:font-style-complex="normal"/>
    </style:style>
    <style:style style:name="T17" style:family="text">
      <style:text-properties fo:font-style="normal" officeooo:rsid="0044cd5a" style:font-style-asian="normal" style:font-style-complex="normal"/>
    </style:style>
    <style:style style:name="T18" style:family="text">
      <style:text-properties fo:font-style="normal" officeooo:rsid="00469f65" style:font-style-asian="normal" style:font-style-complex="normal"/>
    </style:style>
    <style:style style:name="T19" style:family="text">
      <style:text-properties fo:font-style="normal" officeooo:rsid="004742c3" style:font-style-asian="normal" style:font-style-complex="normal"/>
    </style:style>
    <style:style style:name="T20" style:family="text">
      <style:text-properties fo:font-style="normal" officeooo:rsid="004f0d67" style:font-style-asian="normal" style:font-style-complex="normal"/>
    </style:style>
    <style:style style:name="T21" style:family="text">
      <style:text-properties fo:font-style="normal" officeooo:rsid="00518f41" style:font-style-asian="normal" style:font-style-complex="normal"/>
    </style:style>
    <style:style style:name="T22" style:family="text">
      <style:text-properties fo:font-style="normal" officeooo:rsid="00525742" style:font-style-asian="normal" style:font-style-complex="normal"/>
    </style:style>
    <style:style style:name="T23" style:family="text">
      <style:text-properties fo:font-style="normal" officeooo:rsid="00568b74" style:font-style-asian="normal" style:font-style-complex="normal"/>
    </style:style>
    <style:style style:name="T24" style:family="text">
      <style:text-properties fo:font-style="normal" officeooo:rsid="0057fa72" style:font-style-asian="normal" style:font-style-complex="normal"/>
    </style:style>
    <style:style style:name="T25" style:family="text">
      <style:text-properties fo:font-style="normal" officeooo:rsid="005c5fd9" style:font-style-asian="normal" style:font-style-complex="normal"/>
    </style:style>
    <style:style style:name="T26" style:family="text">
      <style:text-properties fo:font-style="normal" officeooo:rsid="005f1f03" style:font-style-asian="normal" style:font-style-complex="normal"/>
    </style:style>
    <style:style style:name="T27" style:family="text">
      <style:text-properties fo:font-style="normal" officeooo:rsid="00611f41" style:font-style-asian="normal" style:font-style-complex="normal"/>
    </style:style>
    <style:style style:name="T28" style:family="text">
      <style:text-properties fo:font-style="normal" officeooo:rsid="0061a2ae" style:font-style-asian="normal" style:font-style-complex="normal"/>
    </style:style>
    <style:style style:name="T29" style:family="text">
      <style:text-properties fo:font-style="normal" officeooo:rsid="0061f2f8" style:font-style-asian="normal" style:font-style-complex="normal"/>
    </style:style>
    <style:style style:name="T30" style:family="text">
      <style:text-properties fo:font-style="normal" officeooo:rsid="006371d2" style:font-style-asian="normal" style:font-style-complex="normal"/>
    </style:style>
    <style:style style:name="T31" style:family="text">
      <style:text-properties fo:font-style="normal" officeooo:rsid="0064af05" style:font-style-asian="normal" style:font-style-complex="normal"/>
    </style:style>
    <style:style style:name="T32" style:family="text">
      <style:text-properties fo:font-style="normal" fo:font-weight="bold" officeooo:rsid="001e5b7d" style:font-style-asian="normal" style:font-weight-asian="bold" style:font-style-complex="normal" style:font-weight-complex="bold"/>
    </style:style>
    <style:style style:name="T33" style:family="text">
      <style:text-properties fo:font-style="normal" fo:font-weight="bold" officeooo:rsid="004f0d67" style:font-style-asian="normal" style:font-weight-asian="bold" style:font-style-complex="normal" style:font-weight-complex="bold"/>
    </style:style>
    <style:style style:name="T34" style:family="text">
      <style:text-properties fo:font-style="normal" fo:font-weight="normal" officeooo:rsid="002337ed" style:font-style-asian="normal" style:font-weight-asian="normal" style:font-style-complex="normal" style:font-weight-complex="normal"/>
    </style:style>
    <style:style style:name="T35" style:family="text">
      <style:text-properties fo:font-style="normal" fo:font-weight="normal" officeooo:rsid="00417b3e" style:font-style-asian="normal" style:font-weight-asian="normal" style:font-style-complex="normal" style:font-weight-complex="normal"/>
    </style:style>
    <style:style style:name="T36" style:family="text">
      <style:text-properties fo:font-style="normal" fo:font-weight="normal" officeooo:rsid="002a0e04" style:font-style-asian="normal" style:font-weight-asian="normal" style:font-style-complex="normal" style:font-weight-complex="normal"/>
    </style:style>
    <style:style style:name="T37" style:family="text">
      <style:text-properties fo:font-style="normal" fo:font-weight="normal" officeooo:rsid="003466f8" style:font-style-asian="normal" style:font-weight-asian="normal" style:font-style-complex="normal" style:font-weight-complex="normal"/>
    </style:style>
    <style:style style:name="T38" style:family="text">
      <style:text-properties fo:font-style="normal" fo:font-weight="normal" officeooo:rsid="00518f41" style:font-style-asian="normal" style:font-weight-asian="normal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/>
      <text:p text:style-name="P20">Contrôle de lecture intermédiaire sur <text:span text:style-name="T1">La Chanson de Roland</text:span></text:p>
      <text:p text:style-name="P22">laisses 1 à 89</text:p>
      <text:p text:style-name="P23"/>
      <text:p text:style-name="P18"/>
      <text:p text:style-name="P15"><text:span text:style-name="T5">LXXXVII. Roland est </text:span><text:span text:style-name="T32">preux</text:span><text:span text:style-name="T5"> et Olivier est sage. Tous deux ont une merveilleuse vaillance : puisqu’ils sont à cheval et en armes, même pour la mort ils n’esquiveront pas la bataille. Braves sont les comtes et leurs paroles hautes. Les </text:span><text:span text:style-name="T32">païens</text:span><text:span text:style-name="T5"> félons chevauchent avec grande fureur. Olivier dit : « Roland, voyez leur nombre : ceux-ci sont près de nous, mais </text:span><text:span text:style-name="T32">Charles</text:span><text:span text:style-name="T5"> est trop loin. Votre olifant, vous n’avez pas daigné le sonner ; le roi serait ici </text:span><text:span text:style-name="T4">et nous n’aurions pas de dommage. Regardez là-haut, vers les ports d’Espagne : vous pouvez voir bien triste arrière-garde. Qui fait celle-ci, jamais n’en fera d’autre. » Roland répond : « Ne dites pas un tel outrage ! Maudit le </text:span><text:span text:style-name="Emphasis"><text:span text:style-name="T4">cœur</text:span></text:span><text:span text:style-name="T4"> </text:span><text:span text:style-name="Emphasis"><text:span text:style-name="T4">qui, </text:span></text:span><text:span text:style-name="Emphasis"><text:span text:style-name="T6">dans la poitrine, se relâche ! Nous tiendrons ferme, sur place. C’est de nous que viendront les coups et les combats.</text:span></text:span></text:p>
      <text:p text:style-name="P15"/>
      <text:p text:style-name="P7"><text:span text:style-name="Emphasis"><text:span text:style-name="T8">(</text:span></text:span><text:span text:style-name="Emphasis"><text:span text:style-name="T15">01</text:span></text:span><text:span text:style-name="Emphasis"><text:span text:style-name="T8">) </text:span></text:span><text:span text:style-name="Emphasis"><text:span text:style-name="T13">Comment s’appelle un texte qui raconte les aventures d’un héros ?</text:span></text:span></text:p>
      <text:p text:style-name="P1"><text:span text:style-name="Emphasis"><text:span text:style-name="T7"/></text:span></text:p>
      <text:p text:style-name="P2"><text:span text:style-name="Emphasis"><text:span text:style-name="T8">(</text:span></text:span><text:span text:style-name="Emphasis"><text:span text:style-name="T15">02</text:span></text:span><text:span text:style-name="Emphasis"><text:span text:style-name="T8">) Dans </text:span></text:span><text:span text:style-name="Emphasis"><text:span text:style-name="T2">La Chanson de Roland</text:span></text:span><text:span text:style-name="Emphasis"><text:span text:style-name="T8">, comment s’appelle le roi des Sarrazins ?</text:span></text:span></text:p>
      <text:p text:style-name="P2"><text:span text:style-name="Emphasis"><text:span text:style-name="T8"/></text:span></text:p>
      <text:p text:style-name="P8"><text:span text:style-name="Emphasis"><text:span text:style-name="T8">(</text:span></text:span><text:span text:style-name="Emphasis"><text:span text:style-name="T15">03</text:span></text:span><text:span text:style-name="Emphasis"><text:span text:style-name="T8">) Dans </text:span></text:span><text:span text:style-name="Emphasis"><text:span text:style-name="T2">La Chanson de Roland</text:span></text:span><text:span text:style-name="Emphasis"><text:span text:style-name="T8">, </text:span></text:span><text:span text:style-name="Emphasis"><text:span text:style-name="T14">dans quel pays se trouve Saragosse ?</text:span></text:span></text:p>
      <text:p text:style-name="P8"><text:span text:style-name="Emphasis"><text:span text:style-name="T14"/></text:span></text:p>
      <text:p text:style-name="P9"><text:span text:style-name="Emphasis"><text:span text:style-name="T8">(</text:span></text:span><text:span text:style-name="Emphasis"><text:span text:style-name="T15">04</text:span></text:span><text:span text:style-name="Emphasis"><text:span text:style-name="T8">) Dans </text:span></text:span><text:span text:style-name="Emphasis"><text:span text:style-name="T2">La Chanson de Roland</text:span></text:span><text:span text:style-name="Emphasis"><text:span text:style-name="T8">,</text:span></text:span><text:span text:style-name="Emphasis"><text:span text:style-name="T18"> </text:span></text:span><text:span text:style-name="Emphasis"><text:span text:style-name="T19">comment s’appelle le traître qui finit par aider le roi des Sarrazins ?</text:span></text:span></text:p>
      <text:p text:style-name="P9"><text:span text:style-name="Emphasis"><text:span text:style-name="T8"/></text:span></text:p>
      <text:p text:style-name="P10"><text:span text:style-name="Emphasis"><text:span text:style-name="T7">(</text:span></text:span><text:span text:style-name="Emphasis"><text:span text:style-name="T15">05</text:span></text:span><text:span text:style-name="Emphasis"><text:span text:style-name="T7">) </text:span></text:span><text:span text:style-name="Emphasis"><text:span text:style-name="T8">Dans </text:span></text:span><text:span text:style-name="Emphasis"><text:span text:style-name="T2">La Chanson de Roland</text:span></text:span><text:span text:style-name="Emphasis"><text:span text:style-name="T8">, </text:span></text:span><text:span text:style-name="Emphasis"><text:span text:style-name="T16">c</text:span></text:span><text:span text:style-name="Emphasis"><text:span text:style-name="T8">omment s’appelle l’épée de Roland ?</text:span></text:span></text:p>
      <text:p text:style-name="P1"><text:span text:style-name="Emphasis"><text:span text:style-name="T8"/></text:span></text:p>
      <text:p text:style-name="P3"><text:span text:style-name="Emphasis"><text:span text:style-name="T8">(</text:span></text:span><text:span text:style-name="Emphasis"><text:span text:style-name="T15">06</text:span></text:span><text:span text:style-name="Emphasis"><text:span text:style-name="T8">) Dans </text:span></text:span><text:span text:style-name="Emphasis"><text:span text:style-name="T2">La Chanson de </text:span></text:span><text:span text:style-name="Emphasis"><text:span text:style-name="T8">Roland, comment s’appelle le roi des Sarrazins ?</text:span></text:span></text:p>
      <text:p text:style-name="P1"><text:span text:style-name="Emphasis"><text:span text:style-name="T8"/></text:span></text:p>
      <text:p text:style-name="P4"><text:span text:style-name="Emphasis"><text:span text:style-name="T8">(</text:span></text:span><text:span text:style-name="Emphasis"><text:span text:style-name="T15">07</text:span></text:span><text:span text:style-name="Emphasis"><text:span text:style-name="T8">) </text:span></text:span><text:span text:style-name="Emphasis"><text:span text:style-name="T9">Dans l’extrait ci-dessus, qui est « Charles » ?</text:span></text:span></text:p>
      <text:p text:style-name="P4"><text:span text:style-name="Emphasis"><text:span text:style-name="T9"/></text:span></text:p>
      <text:p text:style-name="P5"><text:span text:style-name="Emphasis"><text:span text:style-name="T8">(</text:span></text:span><text:span text:style-name="Emphasis"><text:span text:style-name="T15">08</text:span></text:span><text:span text:style-name="Emphasis"><text:span text:style-name="T8">) </text:span></text:span><text:span text:style-name="Emphasis"><text:span text:style-name="T9">Dans l’extrait ci-dessus, </text:span></text:span><text:span text:style-name="Emphasis"><text:span text:style-name="T10">qui sont les « païens » ?</text:span></text:span></text:p>
      <text:p text:style-name="P5"><text:span text:style-name="Emphasis"><text:span text:style-name="T10"/></text:span></text:p>
      <text:p text:style-name="P6"><text:span text:style-name="Emphasis"><text:span text:style-name="T8">(</text:span></text:span><text:span text:style-name="Emphasis"><text:span text:style-name="T15">09</text:span></text:span><text:span text:style-name="Emphasis"><text:span text:style-name="T8">) </text:span></text:span><text:span text:style-name="Emphasis"><text:span text:style-name="T9">Dans l’extrait ci-dessus, </text:span></text:span><text:span text:style-name="Emphasis"><text:span text:style-name="T17">que signifie</text:span></text:span><text:span text:style-name="Emphasis"><text:span text:style-name="T9"> « </text:span></text:span><text:span text:style-name="Emphasis"><text:span text:style-name="T11">preux </text:span></text:span><text:span text:style-name="Emphasis"><text:span text:style-name="T9">» ?</text:span></text:span></text:p>
      <text:p text:style-name="P5"><text:span text:style-name="Emphasis"><text:span text:style-name="T10"/></text:span></text:p>
      <text:p text:style-name="P6"><text:span text:style-name="Emphasis"><text:span text:style-name="T8">(</text:span></text:span><text:span text:style-name="Emphasis"><text:span text:style-name="T15">10</text:span></text:span><text:span text:style-name="Emphasis"><text:span text:style-name="T8">) </text:span></text:span><text:span text:style-name="Emphasis"><text:span text:style-name="T9">Dans l’extrait ci-dessus </text:span></text:span><text:span text:style-name="Emphasis"><text:span text:style-name="T12">et en utilisant les premiers mots </text:span></text:span><text:span text:style-name="Emphasis"><text:span text:style-name="T11">expliquer la différence </text:span></text:span><text:span text:style-name="Emphasis"><text:span text:style-name="T12">de caractères entre Roland et Olivier</text:span></text:span></text:p>
      <text:p text:style-name="P6"><text:span text:style-name="Emphasis"><text:span text:style-name="T12"/></text:span></text:p>
      <text:p text:style-name="P6"><text:span text:style-name="Emphasis"><text:span text:style-name="T12"/></text:span></text:p>
      <text:p text:style-name="P6"><text:span text:style-name="Emphasis"><text:span text:style-name="T12"/></text:span></text:p>
      <text:p text:style-name="P6"><text:span text:style-name="Emphasis"><text:span text:style-name="T12"/></text:span></text:p>
      <text:p text:style-name="P6"><text:span text:style-name="Emphasis"><text:span text:style-name="T12"/></text:span></text:p>
      <text:p text:style-name="P6"><text:span text:style-name="Emphasis"><text:span text:style-name="T12"/></text:span></text:p>
      <text:p text:style-name="P21"><text:soft-page-break/></text:p>
      <text:p text:style-name="P21">Contrôle de lecture sur <text:span text:style-name="T1">La Chanson de Roland</text:span></text:p>
      <text:p text:style-name="P24"/>
      <text:p text:style-name="P19"/>
      <text:p text:style-name="P16"><text:span text:style-name="Emphasis"><text:span text:style-name="T20">CXXXIII. Roland a mis l’</text:span></text:span><text:span text:style-name="Emphasis"><text:span text:style-name="T33">olifant</text:span></text:span><text:span text:style-name="Emphasis"><text:span text:style-name="T20"> à sa bouche ; il l’enfonce bien, sonne avec grande force. Hauts sont les </text:span></text:span><text:span text:style-name="Emphasis"><text:span text:style-name="T33">monts</text:span></text:span><text:span text:style-name="Emphasis"><text:span text:style-name="T20"> et la voix porte loin ; à trente grandes lieues on l’entendit se répercuter. Charles l’entend, et tous ses compagnons. </text:span></text:span><text:span text:style-name="Emphasis"><text:span text:style-name="T33">Le roi</text:span></text:span><text:span text:style-name="Emphasis"><text:span text:style-name="T20"> dit : « Nos hommes livrent bataille ! «  Ganelon lui répliqua : </text:span></text:span><text:span text:style-name="Emphasis"><text:span text:style-name="T33">« Si un autre l’eût dit, cela paraîtrait grand mensonge ! »</text:span></text:span></text:p>
      <text:p text:style-name="P16"><text:span text:style-name="Emphasis"><text:span text:style-name="T33"/></text:span></text:p>
      <text:p text:style-name="P11"><text:span text:style-name="Emphasis"><text:span text:style-name="T8">(</text:span></text:span><text:span text:style-name="Emphasis"><text:span text:style-name="T15">01</text:span></text:span><text:span text:style-name="Emphasis"><text:span text:style-name="T8">) </text:span></text:span><text:span text:style-name="Emphasis"><text:span text:style-name="T23">A quelle époque historique ce texte a-t-il été écrit ? Vous avez lu ce texte dans une traduction française. En quelle langue </text:span></text:span><text:span text:style-name="Emphasis"><text:span text:style-name="T3">La Chanson de Roland</text:span></text:span><text:span text:style-name="Emphasis"><text:span text:style-name="T23"> a-t-</text:span></text:span><text:span text:style-name="Emphasis"><text:span text:style-name="T25">elle</text:span></text:span><text:span text:style-name="Emphasis"><text:span text:style-name="T23"> été écrit</text:span></text:span><text:span text:style-name="Emphasis"><text:span text:style-name="T25">e</text:span></text:span><text:span text:style-name="Emphasis"><text:span text:style-name="T23">, à l’origine ?</text:span></text:span></text:p>
      <text:p text:style-name="P11"><text:span text:style-name="Emphasis"><text:span text:style-name="T23"/></text:span></text:p>
      <text:p text:style-name="P11"><text:span text:style-name="Emphasis"><text:span text:style-name="T23"/></text:span></text:p>
      <text:p text:style-name="P11"><text:span text:style-name="Emphasis"><text:span text:style-name="T23"/></text:span></text:p>
      <text:p text:style-name="P11"><text:span text:style-name="Emphasis"><text:span text:style-name="T23"/></text:span></text:p>
      <text:p text:style-name="P11"><text:span text:style-name="Emphasis"><text:span text:style-name="T7"/></text:span></text:p>
      <text:p text:style-name="P11"><text:span text:style-name="Emphasis"><text:span text:style-name="T8">(</text:span></text:span><text:span text:style-name="Emphasis"><text:span text:style-name="T15">02</text:span></text:span><text:span text:style-name="Emphasis"><text:span text:style-name="T8">) </text:span></text:span><text:span text:style-name="Emphasis"><text:span text:style-name="T28">Quelle relation f</text:span></text:span><text:span text:style-name="Emphasis"><text:span text:style-name="T29">amiliale </text:span></text:span><text:span text:style-name="Emphasis"><text:span text:style-name="T28">unit Roland à Ganelon ?</text:span></text:span></text:p>
      <text:p text:style-name="P11"><text:span text:style-name="Emphasis"><text:span text:style-name="T24"/></text:span></text:p>
      <text:p text:style-name="P11"><text:span text:style-name="Emphasis"><text:span text:style-name="T24"/></text:span></text:p>
      <text:p text:style-name="P11"><text:span text:style-name="Emphasis"><text:span text:style-name="T24"/></text:span></text:p>
      <text:p text:style-name="P11"><text:span text:style-name="Emphasis"><text:span text:style-name="T8"/></text:span></text:p>
      <text:p text:style-name="P11"><text:span text:style-name="Emphasis"><text:span text:style-name="T8">(</text:span></text:span><text:span text:style-name="Emphasis"><text:span text:style-name="T15">03</text:span></text:span><text:span text:style-name="Emphasis"><text:span text:style-name="T8">) </text:span></text:span><text:span text:style-name="Emphasis"><text:span text:style-name="T31">Quel objet, donné par Charles à Ganelon avant que celui-ci ne parte négocier avec Marsile, tombe par terre ?</text:span></text:span></text:p>
      <text:p text:style-name="P11"><text:span text:style-name="Emphasis"><text:span text:style-name="T14"/></text:span></text:p>
      <text:p text:style-name="P14"><text:span text:style-name="Emphasis"><text:span text:style-name="T8">(</text:span></text:span><text:span text:style-name="Emphasis"><text:span text:style-name="T15">04</text:span></text:span><text:span text:style-name="Emphasis"><text:span text:style-name="T8">) </text:span></text:span><text:span text:style-name="Emphasis"><text:span text:style-name="T30">En quel lieu le roi Marsile finit-il par pousser Ganelon à la trahison ?</text:span></text:span></text:p>
      <text:p text:style-name="P11"><text:span text:style-name="Emphasis"><text:span text:style-name="T8"/></text:span></text:p>
      <text:p text:style-name="P13"><text:span text:style-name="Emphasis"><text:span text:style-name="T7">(</text:span></text:span><text:span text:style-name="Emphasis"><text:span text:style-name="T15">05</text:span></text:span><text:span text:style-name="Emphasis"><text:span text:style-name="T7">) </text:span></text:span><text:span text:style-name="Emphasis"><text:span text:style-name="T27">Pourquoi Roland refuse-t-il dans un premier temps de sonner du cor ?</text:span></text:span></text:p>
      <text:p text:style-name="P13"><text:span text:style-name="Emphasis"><text:span text:style-name="T27"/></text:span></text:p>
      <text:p text:style-name="P13"><text:span text:style-name="Emphasis"><text:span text:style-name="T27"/></text:span></text:p>
      <text:p text:style-name="P13"><text:span text:style-name="Emphasis"><text:span text:style-name="T27"/></text:span></text:p>
      <text:p text:style-name="P11"><text:span text:style-name="Emphasis"><text:span text:style-name="T8"/></text:span></text:p>
      <text:p text:style-name="P11"><text:span text:style-name="Emphasis"><text:span text:style-name="T8">(</text:span></text:span><text:span text:style-name="Emphasis"><text:span text:style-name="T15">06</text:span></text:span><text:span text:style-name="Emphasis"><text:span text:style-name="T8">) </text:span></text:span><text:span text:style-name="Emphasis"><text:span text:style-name="T30">Comment Roland se blesse-t-il lui-même ?</text:span></text:span></text:p>
      <text:p text:style-name="P11"><text:span text:style-name="Emphasis"><text:span text:style-name="T30"/></text:span></text:p>
      <text:p text:style-name="P11"><text:span text:style-name="Emphasis"><text:span text:style-name="T30"/></text:span></text:p>
      <text:p text:style-name="P11"><text:span text:style-name="Emphasis"><text:span text:style-name="T8"/></text:span></text:p>
      <text:p text:style-name="P11"><text:span text:style-name="Emphasis"><text:span text:style-name="T8">(</text:span></text:span><text:span text:style-name="Emphasis"><text:span text:style-name="T15">07</text:span></text:span><text:span text:style-name="Emphasis"><text:span text:style-name="T8">) </text:span></text:span><text:span text:style-name="Emphasis"><text:span text:style-name="T9">Dans l’extrait ci-dessus, qu</text:span></text:span><text:span text:style-name="Emphasis"><text:span text:style-name="T21">’est-ce qu’un « olifant ? »</text:span></text:span></text:p>
      <text:p text:style-name="P11"><text:span text:style-name="Emphasis"><text:span text:style-name="T9"/></text:span></text:p>
      <text:p text:style-name="P12"><text:span text:style-name="Emphasis"><text:span text:style-name="T8">(</text:span></text:span><text:span text:style-name="Emphasis"><text:span text:style-name="T15">0</text:span></text:span><text:span text:style-name="Emphasis"><text:span text:style-name="T22">8</text:span></text:span><text:span text:style-name="Emphasis"><text:span text:style-name="T8">) </text:span></text:span><text:span text:style-name="Emphasis"><text:span text:style-name="T9">Dans l’extrait ci-dessus, </text:span></text:span><text:span text:style-name="Emphasis"><text:span text:style-name="T21">de quels « monts » s’agit-il ?</text:span></text:span></text:p>
      <text:p text:style-name="P11"><text:span text:style-name="Emphasis"><text:span text:style-name="T10"/></text:span></text:p>
      <text:p text:style-name="P12"><text:span text:style-name="Emphasis"><text:span text:style-name="T8">(</text:span></text:span><text:span text:style-name="Emphasis"><text:span text:style-name="T15">0</text:span></text:span><text:span text:style-name="Emphasis"><text:span text:style-name="T22">9</text:span></text:span><text:span text:style-name="Emphasis"><text:span text:style-name="T8">) </text:span></text:span><text:span text:style-name="Emphasis"><text:span text:style-name="T9">Dans l’extrait ci-dessus, </text:span></text:span><text:span text:style-name="Emphasis"><text:span text:style-name="T21">qui est </text:span></text:span><text:span text:style-name="Emphasis"><text:span text:style-name="T30">« </text:span></text:span><text:span text:style-name="Emphasis"><text:span text:style-name="T21">le roi » ? </text:span></text:span><text:span text:style-name="Emphasis"><text:span text:style-name="T26">Soyez précis !</text:span></text:span></text:p>
      <text:p text:style-name="P12"><text:span text:style-name="Emphasis"><text:span text:style-name="T26"/></text:span></text:p>
      <text:p text:style-name="P12"><text:span text:style-name="Emphasis"><text:span text:style-name="T26"/></text:span></text:p>
      <text:p text:style-name="P11"><text:span text:style-name="Emphasis"><text:span text:style-name="T10"/></text:span></text:p>
      <text:p text:style-name="P17"><text:span text:style-name="Emphasis"><text:span text:style-name="T34">(</text:span></text:span><text:span text:style-name="Emphasis"><text:span text:style-name="T35">10</text:span></text:span><text:span text:style-name="Emphasis"><text:span text:style-name="T34">) </text:span></text:span><text:span text:style-name="Emphasis"><text:span text:style-name="T36">Dans l’extrait ci-dessus </text:span></text:span><text:span text:style-name="Emphasis"><text:span text:style-name="T37">e</text:span></text:span><text:span text:style-name="Emphasis"><text:span text:style-name="T38">xpliquez la dernière phrase. Quelles sont les intentions de Ganelon ?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12T12:24:40.507000000</meta:creation-date>
    <meta:generator>LibreOffice/6.0.7.3$Linux_X86_64 LibreOffice_project/00m0$Build-3</meta:generator>
    <dc:date>2021-03-19T08:36:34.584745741</dc:date>
    <meta:editing-duration>PT1H38M4S</meta:editing-duration>
    <meta:editing-cycles>47</meta:editing-cycles>
    <meta:print-date>2021-03-19T07:47:07.188755797</meta:print-date>
    <meta:document-statistic meta:table-count="0" meta:image-count="0" meta:object-count="0" meta:page-count="2" meta:paragraph-count="25" meta:word-count="508" meta:character-count="2852" meta:non-whitespace-character-count="2368"/>
  </office:meta>
</office:document-meta>
</file>